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gOpen Moderna" svg:font-family="'MgOpen Moderna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stroke-dash="Ultrafine_20_Dashed" svg:stroke-width="0cm" svg:stroke-color="#660066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solid" draw:stroke-dash="Ultrafine_20_Dashed" svg:stroke-width="0cm" svg:stroke-color="#33a3a3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9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9.2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3.5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6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7.046cm"/>
    </style:style>
    <style:style style:name="gr13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916cm" fo:min-width="17.521cm"/>
    </style:style>
    <style:style style:name="gr14" style:family="graphic" style:parent-style-name="standard">
      <style:graphic-properties draw:fill="solid" draw:fill-color="#94476b" draw:textarea-horizontal-align="justify" draw:textarea-vertical-align="middle" draw:auto-grow-height="false" fo:min-height="0.173cm" fo:min-width="2cm"/>
    </style:style>
    <style:style style:name="gr15" style:family="graphic" style:parent-style-name="standard">
      <style:graphic-properties draw:fill="solid" draw:fill-color="#33a3a3" draw:textarea-horizontal-align="justify" draw:textarea-vertical-align="middle" draw:auto-grow-height="false" fo:min-height="0.173cm" fo:min-width="1.615cm"/>
    </style:style>
    <style:style style:name="gr16" style:family="graphic" style:parent-style-name="standard">
      <style:graphic-properties draw:fill="solid" draw:fill-color="#2300dc" draw:textarea-horizontal-align="justify" draw:textarea-vertical-align="middle" draw:auto-grow-height="false" fo:min-height="0.173cm" fo:min-width="2.346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94476b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5" style:family="paragraph">
      <loext:graphic-properties draw:fill="solid" draw:fill-color="#33a3a3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solid" draw:fill-color="#2300dc"/>
      <style:paragraph-properties fo:margin-left="0cm" fo:margin-right="0cm" fo:text-align="center" fo:text-indent="0cm"/>
      <style:text-properties fo:color="#ffffff" style:font-name="MgOpen Moderna" fo:font-size="8pt" style:font-size-asian="8pt" style:font-size-complex="8pt"/>
    </style:style>
    <style:style style:name="P8" style:family="paragraph">
      <style:paragraph-properties fo:margin-left="0cm" fo:margin-right="0cm" fo:text-indent="0cm">
        <style:tab-stops>
          <style:tab-stop style:position="3.122cm"/>
          <style:tab-stop style:position="6.376cm"/>
        </style:tab-stops>
      </style:paragraph-properties>
    </style:style>
    <style:style style:name="P9" style:family="paragraph">
      <loext:graphic-properties draw:fill="none" draw:fill-color="#ffffff"/>
      <style:text-properties style:font-name="MgOpen Moderna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MgOpen Moder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>
      <style:paragraph-properties fo:margin-left="0cm" fo:margin-right="0cm" fo:text-align="center" fo:text-indent="0cm">
        <style:tab-stops>
          <style:tab-stop style:position="3.122cm"/>
          <style:tab-stop style:position="6.376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3.122cm"/>
          <style:tab-stop style:position="6.376cm"/>
        </style:tab-stops>
      </style:paragraph-properties>
      <style:text-properties style:font-name="MgOpen Moderna" fo:font-size="12pt" style:font-size-asian="12pt" style:font-size-complex="12pt"/>
    </style:style>
    <style:style style:name="P13" style:family="paragraph">
      <style:paragraph-properties fo:margin-left="0cm" fo:margin-right="0cm" fo:text-align="end" fo:text-indent="0cm">
        <style:tab-stops>
          <style:tab-stop style:position="3.122cm"/>
          <style:tab-stop style:position="6.376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end" fo:text-indent="0cm">
        <style:tab-stops>
          <style:tab-stop style:position="3.122cm"/>
          <style:tab-stop style:position="6.376cm"/>
        </style:tab-stops>
      </style:paragraph-properties>
      <style:text-properties style:font-name="MgOpen Moderna"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ffffff" style:font-name="MgOpen Moderna" fo:font-size="8pt" style:font-size-asian="8pt" style:font-size-complex="8pt"/>
    </style:style>
    <style:style style:name="T2" style:family="text">
      <style:text-properties style:font-name="MgOpen Moderna" fo:font-size="12pt" style:font-size-asian="12pt" style:font-size-complex="12pt"/>
    </style:style>
    <style:style style:name="T3" style:family="text">
      <style:text-properties style:font-name="MgOpen Modern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21cm" svg:height="3cm" svg:x="0.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21cm" svg:height="2.166cm" svg:x="0.5cm" svg:y="1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2.834cm" svg:x="0.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cm" svg:height="3cm" svg:x="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21cm" svg:height="2.166cm" svg:x="0.5cm" svg:y="8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021cm" svg:height="1.666cm" svg:x="0.5cm" svg:y="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021cm" svg:height="1.641cm" svg:x="0.5cm" svg:y="4.8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cm" svg:height="1.964cm" svg:x="0.5cm" svg:y="1.1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77cm" svg:height="0.423cm" svg:x="1cm" svg:y="3.9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3.115cm" svg:y="3.5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77cm" svg:height="0.423cm" svg:x="1cm" svg:y="5.577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5cm" svg:height="0.424cm" svg:x="4.808cm" svg:y="5.153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15cm" svg:height="0.423cm" svg:x="1cm" svg:y="7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2.692cm" svg:y="7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61cm" svg:height="0.423cm" svg:x="3.962cm" svg:y="7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15cm" svg:height="0.424cm" svg:x="1cm" svg:y="9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46cm" svg:height="0.423cm" svg:x="2.269cm" svg:y="9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61cm" svg:height="0.424cm" svg:x="3.962cm" svg:y="9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69cm" svg:height="0.423cm" svg:x="3.962cm" svg:y="9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15cm" svg:y1="7.624cm" svg:x2="3.961cm" svg:y2="7.624cm">
          <text:p/>
        </draw:line>
        <draw:line draw:style-name="gr5" draw:text-style-name="P6" draw:layer="layout" svg:x1="3.115cm" svg:y1="9.638cm" svg:x2="3.961cm" svg:y2="9.638cm">
          <text:p/>
        </draw:line>
        <draw:line draw:style-name="gr6" draw:text-style-name="P6" draw:layer="layout" svg:x1="3.115cm" svg:y1="9.232cm" svg:x2="3.961cm" svg:y2="9.232cm">
          <text:p/>
        </draw:line>
        <draw:custom-shape draw:style-name="gr3" draw:text-style-name="P4" draw:layer="layout" svg:width="4.231cm" svg:height="0.423cm" svg:x="1cm" svg:y="11.4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5cm" svg:height="0.423cm" svg:x="1.423cm" svg:y="11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84cm" svg:height="0.423cm" svg:x="3.962cm" svg:y="11.84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31cm" svg:height="0.423cm" svg:x="1cm" svg:y="13.65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116cm" svg:height="0.423cm" svg:x="2.692cm" svg:y="13.23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384cm" svg:height="0.424cm" svg:x="3.962cm" svg:y="14.07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231cm" svg:height="0.423cm" svg:x="1cm" svg:y="15.9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423cm" svg:x="3.538cm" svg:y="15.5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231cm" svg:height="0.423cm" svg:x="3.115cm" svg:y="16.34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436cm" svg:height="0.738cm" svg:x="9cm" svg:y="3.5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9" draw:text-style-name="P10" draw:layer="layout" svg:width="9.752cm" svg:height="1.225cm" svg:x="8.6cm" svg:y="1.5cm">
          <draw:text-box>
            <text:p text:style-name="P8"><text:span text:style-name="T3"><text:tab/></text:span><text:span text:style-name="T3">intersection</text:span><text:span text:style-name="T3"><text:tab/></text:span><text:span text:style-name="T3">intersection</text:span><text:span text:style-name="T3"><text:line-break/></text:span><text:span text:style-name="T3">union</text:span><text:span text:style-name="T3"><text:tab/></text:span><text:span text:style-name="T3">_strict</text:span><text:span text:style-name="T3"><text:tab/></text:span><text:span text:style-name="T3">_nonempty</text:span></text:p>
          </draw:text-box>
        </draw:frame>
        <draw:frame draw:style-name="gr8" draw:text-style-name="P9" draw:layer="layout" svg:width="8.436cm" svg:height="0.738cm" svg:x="9cm" svg:y="5.283cm">
          <draw:text-box>
            <text:p text:style-name="P8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7cm">
          <draw:text-box>
            <text:p text:style-name="P8"><text:span text:style-name="T2">gene_A</text:span><text:span text:style-name="T2"><text:tab/></text:span><text:span text:style-name="T2">no_feature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9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8" draw:text-style-name="P9" draw:layer="layout" svg:width="8.436cm" svg:height="0.738cm" svg:x="9cm" svg:y="11.283cm">
          <draw:text-box>
            <text:p text:style-name="P8"><text:span text:style-name="T2">gene_A</text:span><text:span text:style-name="T2"><text:tab/></text:span><text:span text:style-name="T2">gene_A</text:span><text:span text:style-name="T2"><text:tab/></text:span><text:span text:style-name="T2">gene_A</text:span></text:p>
          </draw:text-box>
        </draw:frame>
        <draw:frame draw:style-name="gr10" draw:text-style-name="P12" draw:layer="layout" svg:width="4.071cm" svg:height="1.712cm" svg:x="8cm" svg:y="13.1cm">
          <draw:text-box>
            <text:p text:style-name="P11"><text:span text:style-name="T2">ambiguous</text:span></text:p>
            <text:p text:style-name="P11"><text:span text:style-name="T2">(both genes with</text:span></text:p>
            <text:p text:style-name="P11"><text:span text:style-name="T2">--nonunique all)</text:span></text:p>
          </draw:text-box>
        </draw:frame>
        <draw:frame draw:style-name="gr11" draw:text-style-name="P14" draw:layer="layout" svg:width="5.182cm" svg:height="0.738cm" svg:x="12.318cm" svg:y="13.5cm">
          <draw:text-box>
            <text:p text:style-name="P13"><text:span text:style-name="T2">gene_A</text:span><text:span text:style-name="T2"><text:tab/></text:span><text:span text:style-name="T2">gene_A</text:span></text:p>
          </draw:text-box>
        </draw:frame>
        <draw:frame draw:style-name="gr12" draw:text-style-name="P12" draw:layer="layout" svg:width="7.546cm" svg:height="1.4cm" svg:x="9.4cm" svg:y="15.6cm">
          <draw:text-box>
            <text:p text:style-name="P11"><text:span text:style-name="T2">ambiguous</text:span></text:p>
            <text:p text:style-name="P11"><text:span text:style-name="T2">(both genes with --nonunique all)</text:span></text:p>
          </draw:text-box>
        </draw:frame>
        <draw:custom-shape draw:style-name="gr13" draw:text-style-name="P2" draw:layer="layout" svg:width="18.021cm" svg:height="2.166cm" svg:x="0.5cm" svg:y="17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5cm" svg:height="0.423cm" svg:x="1cm" svg:y="18.923cm">
          <text:p text:style-name="P3"><text:span text:style-name="T1">gene_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115cm" svg:height="0.423cm" svg:x="3.123cm" svg:y="17.6cm">
          <text:p text:style-name="P3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846cm" svg:height="0.423cm" svg:x="4.5cm" svg:y="18.946cm">
          <text:p text:style-name="P3"><text:span text:style-name="T1">gene_B</text:span></text:p>
          <draw:enhanced-geometry svg:viewBox="0 0 21600 21600" draw:type="rectangle" draw:enhanced-path="M 0 0 L 21600 0 21600 21600 0 21600 0 0 Z N"/>
        </draw:custom-shape>
        <draw:line draw:style-name="gr17" draw:text-style-name="P15" draw:layer="layout" svg:x1="4.001cm" svg:y1="18.144cm" svg:x2="3.59cm" svg:y2="18.857cm">
          <text:p/>
        </draw:line>
        <draw:line draw:style-name="gr17" draw:text-style-name="P15" draw:layer="layout" svg:x1="4.191cm" svg:y1="18.144cm" svg:x2="4.602cm" svg:y2="18.856cm">
          <text:p/>
        </draw:line>
        <draw:frame draw:style-name="gr18" draw:text-style-name="P12" draw:layer="layout" svg:width="0.726cm" svg:height="0.738cm" svg:x="4.6cm" svg:y="18.1cm">
          <draw:text-box>
            <text:p text:style-name="P11"><text:span text:style-name="T2">?</text:span></text:p>
          </draw:text-box>
        </draw:frame>
        <draw:frame draw:style-name="gr12" draw:text-style-name="P12" draw:layer="layout" svg:width="7.546cm" svg:height="1.4cm" svg:x="9.4cm" svg:y="18cm">
          <draw:text-box>
            <text:p text:style-name="P11"><text:span text:style-name="T2">alignment_not_unique</text:span></text:p>
            <text:p text:style-name="P11"><text:span text:style-name="T2">(both genes with --nonunique al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gOpen Moderna" svg:font-family="'MgOpen Moderna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2.2$Linux_X86_64 LibreOffice_project/30m0$Build-2</meta:generator>
    <meta:initial-creator>Simon Anders</meta:initial-creator>
    <meta:creation-date>2010-04-08T12:26:04</meta:creation-date>
    <dc:creator>Fabio Zanini</dc:creator>
    <dc:date>2017-04-14T20:21:07.994288278</dc:date>
    <meta:editing-cycles>3</meta:editing-cycles>
    <meta:editing-duration>PT18M51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